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11B200000CCC75B8E56AB67E2B5F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f8d1f"/>
    </style:style>
    <style:style style:name="P2" style:family="paragraph" style:parent-style-name="Standard">
      <style:text-properties style:font-name="Arial" officeooo:paragraph-rsid="0011428d"/>
    </style:style>
    <style:style style:name="P3" style:family="paragraph" style:parent-style-name="Standard">
      <style:text-properties style:font-name="Arial" officeooo:rsid="0011428d" officeooo:paragraph-rsid="000f8d1f"/>
    </style:style>
    <style:style style:name="T1" style:family="text">
      <style:text-properties officeooo:rsid="0011428d"/>
    </style:style>
    <style:style style:name="T2" style:family="text">
      <style:text-properties officeooo:rsid="00125c2d"/>
    </style:style>
    <style:style style:name="T3" style:family="text">
      <style:text-properties officeooo:rsid="0013d97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23.94cm" svg:height="17.311cm" draw:z-index="0"><draw:image xlink:href="Pictures/10000201000011B200000CCC75B8E56AB67E2B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8T14:25:22.811661865</meta:creation-date>
    <dc:date>2021-05-19T00:41:26.950883630</dc:date>
    <meta:editing-duration>PT8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3.2$Linux_X86_64 LibreOffice_project/47f78053abe362b9384784d31a6e56f8511eb1c1</meta:generator>
  </office:meta>
</office:document-meta>
</file>